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Branding.getWelcom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iceMixBranding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Branding.getProg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Brand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Branding.getAbou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